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5e08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2.236cm" svg:height="1.49cm" svg:x="9.771cm" svg:y="14.347cm" svg:viewBox="0 0 2237 1491" draw:points="8,738 737,0 2229,5 2237,759 1494,1491 0,1486">
            <text:p/>
          </draw:polygon>
          <draw:line draw:style-name="gr2" draw:text-style-name="P2" draw:layer="layout" svg:x1="9.78cm" svg:y1="15.085cm" svg:x2="11.269cm" svg:y2="15.085cm">
            <text:p/>
          </draw:line>
          <draw:line draw:style-name="gr2" draw:text-style-name="P2" draw:layer="layout" svg:x1="11.273cm" svg:y1="15.091cm" svg:x2="11.273cm" svg:y2="15.836cm">
            <text:p/>
          </draw:line>
          <draw:line draw:style-name="gr2" draw:text-style-name="P2" draw:layer="layout" svg:x1="9.771cm" svg:y1="15.079cm" svg:x2="9.773cm" svg:y2="15.841cm">
            <text:p/>
          </draw:line>
          <draw:line draw:style-name="gr2" draw:text-style-name="P2" draw:layer="layout" svg:x1="10.534cm" svg:y1="15.091cm" svg:x2="10.534cm" svg:y2="15.831cm">
            <text:p/>
          </draw:line>
          <draw:line draw:style-name="gr2" draw:text-style-name="P2" draw:layer="layout" svg:x1="9.774cm" svg:y1="15.083cm" svg:x2="10.513cm" svg:y2="14.347cm">
            <text:p/>
          </draw:line>
          <draw:line draw:style-name="gr2" draw:text-style-name="P2" draw:layer="layout" svg:x1="10.02cm" svg:y1="14.835cm" svg:x2="11.525cm" svg:y2="14.837cm">
            <text:p/>
          </draw:line>
          <draw:line draw:style-name="gr2" draw:text-style-name="P2" draw:layer="layout" svg:x1="10.281cm" svg:y1="14.585cm" svg:x2="11.77cm" svg:y2="14.585cm">
            <text:p/>
          </draw:line>
          <draw:line draw:style-name="gr2" draw:text-style-name="P2" draw:layer="layout" svg:x1="10.504cm" svg:y1="14.352cm" svg:x2="12.005cm" svg:y2="14.352cm">
            <text:p/>
          </draw:line>
          <draw:line draw:style-name="gr2" draw:text-style-name="P2" draw:layer="layout" svg:x1="9.781cm" svg:y1="15.833cm" svg:x2="11.278cm" svg:y2="15.831cm">
            <text:p/>
          </draw:line>
          <draw:line draw:style-name="gr2" draw:text-style-name="P2" draw:layer="layout" svg:x1="11.269cm" svg:y1="15.089cm" svg:x2="11.997cm" svg:y2="14.352cm">
            <text:p/>
          </draw:line>
          <draw:line draw:style-name="gr2" draw:text-style-name="P2" draw:layer="layout" svg:x1="11.272cm" svg:y1="15.832cm" svg:x2="12.011cm" svg:y2="15.096cm">
            <text:p/>
          </draw:line>
          <draw:line draw:style-name="gr2" draw:text-style-name="P2" draw:layer="layout" svg:x1="10.537cm" svg:y1="15.078cm" svg:x2="11.276cm" svg:y2="14.342cm">
            <text:p/>
          </draw:line>
          <draw:line draw:style-name="gr2" draw:text-style-name="P2" draw:layer="layout" svg:x1="12.004cm" svg:y1="14.342cm" svg:x2="12.001cm" svg:y2="15.111cm">
            <text:p/>
          </draw:line>
          <draw:line draw:style-name="gr2" draw:text-style-name="P2" draw:layer="layout" svg:x1="11.768cm" svg:y1="14.58cm" svg:x2="11.768cm" svg:y2="15.333cm">
            <text:p/>
          </draw:line>
          <draw:line draw:style-name="gr2" draw:text-style-name="P2" draw:layer="layout" svg:x1="11.52cm" svg:y1="14.842cm" svg:x2="11.52cm" svg:y2="15.58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07:47:54.704340361</meta:creation-date>
    <dc:date>2018-05-15T07:48:15.907489819</dc:date>
    <meta:editing-duration>PT21S</meta:editing-duration>
    <meta:editing-cycles>1</meta:editing-cycles>
    <meta:document-statistic meta:object-count="17"/>
    <meta:generator>LibreOffice/6.0.0.3$MacOSX_X86_64 LibreOffice_project/64a0f66915f38c6217de274f0aa8e15618924765</meta:generator>
  </office:meta>
</office:document-meta>
</file>